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113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5.002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4.45cm" fo:keep-together="auto"/>
    </style:style>
    <style:style style:name="P1" style:family="paragraph" style:parent-style-name="Standard" style:master-page-name="Standard">
      <style:paragraph-properties fo:text-align="end" style:justify-single-word="false" style:page-number="auto"/>
      <style:text-properties fo:background-color="transparent"/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.499cm" fo:margin-bottom="0.499cm" style:contextual-spacing="false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8" style:family="paragraph" style:parent-style-name="Table_20_Contents">
      <style:text-properties fo:font-weight="bold" fo:background-color="transparent" style:font-weight-asian="bold" style:font-weight-complex="bold"/>
    </style:style>
    <style:style style:name="P9" style:family="paragraph" style:parent-style-name="Table_20_Contents">
      <style:text-properties fo:background-color="transparent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9ce25" fo:background-color="transparent" loext:char-shading-value="0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officeooo:rsid="000aa86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1">Zadavatel</text:span><text:span text:style-name="T4">:</text:span></text:p>
          </table:table-cell>
          <table:table-cell table:style-name="Tabulka1.A1" office:value-type="string">
            <text:p text:style-name="Table_20_Contents"><text:span text:style-name="T1">Česká pirátská strana</text:span><text:span text:style-name="T2">, krajské sdružení </text:span><text:span text:style-name="T3">SčK</text:span><text:span text:style-name="T2">, kontakty:</text:span></text:p>
            <text:p text:style-name="Table_20_Contents"><text:span text:style-name="T2">Kozlová Lenka, </text:span><text:a xlink:type="simple" xlink:href="mailto:ondrej.profant@pirati.cz"><text:span text:style-name="Internet_20_link"><text:span text:style-name="T2">l</text:span></text:span></text:a><text:span text:style-name="Internet_20_link"><text:span text:style-name="T2">enka.kozlova@pirati.cz</text:span></text:span></text:p>
            <text:p text:style-name="P9">předsedkyně krajského sdružení Středočesk<text:span text:style-name="T7">ého kraje</text:span></text:p>
            <text:p text:style-name="Table_20_Contents"><text:span text:style-name="T2">František Kopřiva, </text:span><text:a xlink:type="simple" xlink:href="mailto:frantisek.kopriva@pirati.cz"><text:span text:style-name="Internet_20_link"><text:span text:style-name="T2">frantisek.kopriva@pirati.cz</text:span></text:span></text:a></text:p>
            <text:p text:style-name="P9">místopředseda krajského sdružení Středočesk<text:span text:style-name="T7">ého</text:span> kraj<text:span text:style-name="T7">e</text:span></text:p>
            <text:p text:style-name="P9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Dodavatel</text:span><text:span text:style-name="T4">:</text:span></text:p>
          </table:table-cell>
          <table:table-cell table:style-name="Tabulka1.A1" office:value-type="string">
            <text:p text:style-name="Table_20_Contents"><text:span text:style-name="T1">Vladislav Tobias Esner</text:span><text:span text:style-name="T2"> sídlo Varšavská 715/36, 120 00, Praha – Vinohrady, IČO: 730 15 601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Zadaný úkol</text:span><text:span text:style-name="T2">:</text:span></text:p>
          </table:table-cell>
          <table:table-cell table:style-name="Tabulka1.A1" office:value-type="string">
            <text:p text:style-name="P5">pomoc s administrativou a byrokracií, zpracovávání přihlášky, smluv a dalších dokumentů, hlídání termínů a aktualizací, svolávání schůzí krajského sdružení a online porady, předsedání jednání krajského fóra a místních fór, účastnění se dle možností porad a schůzí a pořízování zápisů, komunikace s místními sdruženími.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Smluvní typ</text:span><text:span text:style-name="T2">:</text:span></text:p>
          </table:table-cell>
          <table:table-cell table:style-name="Tabulka1.A1" office:value-type="string">
            <text:p text:style-name="Table_20_Contents"><text:span text:style-name="T2">Příkazní smlouva na dobu určitou do 31.10.2016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Místo plnění</text:span><text:span text:style-name="T2">:</text:span></text:p>
          </table:table-cell>
          <table:table-cell table:style-name="Tabulka1.A1" office:value-type="string">
            <text:p text:style-name="P9">Prah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Odměna</text:span><text:span text:style-name="T2">:</text:span></text:p>
          </table:table-cell>
          <table:table-cell table:style-name="Tabulka1.A1" office:value-type="string">
            <text:p text:style-name="Table_20_Contents"><text:span text:style-name="T2">1500 Kč (slovy: jedentisíckorunčeských)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">Termín provedení</text:span><text:span text:style-name="T2">:</text:span></text:p>
          </table:table-cell>
          <table:table-cell table:style-name="Tabulka1.A1" office:value-type="string">
            <text:p text:style-name="Table_20_Contents"><text:span text:style-name="T2">31. 10. 2016, dle harmonogramu</text:span></text:p>
          </table:table-cell>
        </table:table-row>
      </table:table>
      <text:p text:style-name="P4"><text:span text:style-name="T2">Vztah mezi smluvními stranami se dále řídí podmínkami zadavatele pro placené úkoly zveřejněnými na &lt;</text:span><text:a xlink:type="simple" xlink:href="https://www.pirati.cz/rules/ppu"><text:span text:style-name="Internet_20_link"><text:span text:style-name="T2">https://www.pirati.cz/rules/ppu</text:span></text:span></text:a><text:span text:style-name="T2">&gt;, s nimiž se smluvní strany seznámily a zavazují se je dodržovat. 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8">Potvrzení</text:p>
          </table:table-cell>
          <table:table-cell table:style-name="Tabulka2.A1" office:value-type="string">
            <text:p text:style-name="P8">Den</text:p>
          </table:table-cell>
          <table:table-cell table:style-name="Tabulka2.A1" office:value-type="string">
            <text:p text:style-name="Table_20_Contents"><text:span text:style-name="T1">Za zadavatele</text:span><text:span text:style-name="T4">:</text:span></text:p>
          </table:table-cell>
          <table:table-cell table:style-name="Tabulka2.A1" office:value-type="string">
            <text:p text:style-name="Table_20_Contents"><text:span text:style-name="T1">Za dodavatele</text:span><text:span text:style-name="T4">:</text:span></text:p>
          </table:table-cell>
        </table:table-row>
        <table:table-row table:style-name="Tabulka2.2">
          <table:table-cell table:style-name="Tabulka2.A1" office:value-type="string">
            <text:p text:style-name="P9">Uzavření smlouvy:</text:p>
          </table:table-cell>
          <table:table-cell table:style-name="Tabulka2.A1" office:value-type="string">
            <text:p text:style-name="Table_20_Contents"><text:span text:style-name="T2">14.června 2016</text:span></text:p>
          </table:table-cell>
          <table:table-cell table:style-name="Tabulka2.A1" office:value-type="string">
            <text:p text:style-name="P9">___________________</text:p>
          </table:table-cell>
          <table:table-cell table:style-name="Tabulka2.A1" office:value-type="string">
            <text:p text:style-name="P9">___________________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style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2" style:class="text">
      <style:paragraph-properties fo:margin-top="0.7cm" fo:margin-bottom="0.3cm" style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1.461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4cm" svg:height="2.344cm" draw:z-index="0"><draw:image xlink:href="Pictures/100002010000044A000001C737AE8CA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6-14T19:41:59.832262094</dc:date>
    <meta:print-date>2016-06-14T19:41:58.082005059</meta:print-date>
    <meta:editing-cycles>90</meta:editing-cycles>
    <meta:editing-duration>P24DT12H9M57S</meta:editing-duration>
    <meta:generator>LibreOffice/4.2.8.2$Linux_X86_64 LibreOffice_project/420m0$Build-2</meta:generator>
    <meta:printed-by>Vladislav Tobias Esner</meta:printed-by>
    <dc:creator>Vladislav Tobias Esner</dc:creator>
    <meta:document-statistic meta:table-count="2" meta:image-count="1" meta:object-count="0" meta:page-count="1" meta:paragraph-count="30" meta:word-count="170" meta:character-count="1320" meta:non-whitespace-character-count="1177"/>
    <meta:user-defined meta:name="Informace 1"/>
    <meta:user-defined meta:name="Informace 2"/>
    <meta:user-defined meta:name="Informace 3"/>
    <meta:user-defined meta:name="Informace 4"/>
  </office:meta>
</office:document-meta>
</file>